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  <style:text-properties fo:color="#222222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="thin solid #000000" style:vertical-align="automatic" fo:background-color="#D9E1F2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0.6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5">
            <text:p>On a scale of 1 - 10, how would you rate the following: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6">
            <text:p>Num.</text:p>
          </table:table-cell>
          <table:table-cell office:value-type="string" table:number-columns-spanned="1" table:number-rows-spanned="2" table:style-name="ce6">
            <text:p>Acceptance Requirements</text:p>
          </table:table-cell>
          <table:table-cell office:value-type="string" table:number-columns-spanned="10" table:number-rows-spanned="1" table:style-name="ce7">
            <text:p>Test Results</text:p>
          </table:table-cell>
          <table:covered-table-cell table:number-columns-repeated="9"/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number-columns-spanned="10" table:number-rows-spanned="1" table:style-name="ce8">
            <text:p>(10 - very good / 1 - very poor)</text:p>
          </table:table-cell>
          <table:covered-table-cell table:number-columns-repeated="9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Usability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Navigation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Interface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Performance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Mailing List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3">
            <text:p>booking Feature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3">
            <text:p>Contact form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3">
            <text:p>Social media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3">
            <text:p>Content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3">
            <text:p>Company Logo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7">
            <text:p>What did you like the most?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number-columns-spanned="12" table:number-rows-spanned="3" table:style-name="ce9"/>
          <table:covered-table-cell table:number-columns-repeated="11"/>
          <table:table-cell table:number-columns-repeated="16372"/>
        </table:table-row>
        <table:table-row table:number-rows-repeated="2" table:style-name="ro1">
          <table:covered-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7">
            <text:p>What did you like the least?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number-columns-spanned="12" table:number-rows-spanned="3" table:style-name="ce9"/>
          <table:covered-table-cell table:number-columns-repeated="11"/>
          <table:table-cell table:number-columns-repeated="16372"/>
        </table:table-row>
        <table:table-row table:number-rows-repeated="2" table:style-name="ro1">
          <table:covered-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7">
            <text:p>Any suggestions for improvements?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number-columns-spanned="12" table:number-rows-spanned="3" table:style-name="ce9"/>
          <table:covered-table-cell table:number-columns-repeated="11"/>
          <table:table-cell table:number-columns-repeated="16372"/>
        </table:table-row>
        <table:table-row table:number-rows-repeated="2" table:style-name="ro1">
          <table:covered-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5">
            <text:p>Thank you for your time</text:p>
          </table:table-cell>
          <table:covered-table-cell table:number-columns-repeated="11"/>
          <table:table-cell table:number-columns-repeated="16372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15</meta:generator>
    <dc:title/>
    <dc:description/>
    <dc:subject/>
    <meta:initial-creator>David Allen</meta:initial-creator>
    <dc:creator>DAVID ALLEN - STUDENT</dc:creator>
    <meta:creation-date>2020-03-19T18:54:13Z</meta:creation-date>
    <dc:date>2020-03-19T20:02:57Z</dc:date>
  </office:meta>
</office:document-meta>
</file>